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i mathvariant="italic">Uout</mi>
          <mn>2</mn>
          <mrow>
            <mspace width="2em"/>
            <mo stretchy="false">⋅</mo>
            <mspace width="2em"/>
          </mrow>
          <mi mathvariant="italic">Rtotal</mi>
        </mrow>
        <mi mathvariant="italic">Uin</mi>
      </mfrac>
    </mrow>
    <annotation encoding="StarMath 5.0">R2 ~=~ {Uout2 ~cdot~ Rtotal} over {Uin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8T14:10:41.289000000</dc:date>
    <meta:editing-duration>PT27M14S</meta:editing-duration>
    <meta:editing-cycles>10</meta:editing-cycles>
    <meta:generator>LibreOffice/6.3.3.2$Windows_X86_64 LibreOffice_project/a64200df03143b798afd1ec74a12ab50359878ed</meta:generator>
  </office:meta>
</office:document-meta>
</file>